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D60000007A50C1FA9F411E7E19.png" manifest:media-type="image/png"/>
  <manifest:file-entry manifest:full-path="Pictures/10000CB80000161500000C971DB788D65BADFA2C.svg" manifest:media-type="image/svg+xml"/>
  <manifest:file-entry manifest:full-path="Pictures/10000201000000B50000010414F19739234784A7.png" manifest:media-type="image/png"/>
  <manifest:file-entry manifest:full-path="Pictures/10000201000005DC0000032026C07961F219C191.png" manifest:media-type="image/png"/>
  <manifest:file-entry manifest:full-path="Pictures/10000201000000B50000010453567FCDEE24608D.png" manifest:media-type="image/png"/>
  <manifest:file-entry manifest:full-path="Pictures/1000042B000012B500001AE16302ED41922DA111.svg" manifest:media-type="image/svg+xml"/>
  <manifest:file-entry manifest:full-path="Pictures/10000456000012B500001AE14235FC57820A5F2D.svg" manifest:media-type="image/svg+xml"/>
  <manifest:file-entry manifest:full-path="Pictures/10000431000012B500001AE105AD710A318869DD.svg" manifest:media-type="image/svg+xml"/>
  <manifest:file-entry manifest:full-path="Pictures/10000201000000B500000104E33BFA1739809B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88cm" svg:height="6.88cm" svg:x="8.455cm" svg:y="18.885cm">
          <draw:image xlink:href="Pictures/10000431000012B500001AE105AD710A318869DD.svg" xlink:type="simple" xlink:show="embed" xlink:actuate="onLoad" loext:mime-type="image/svg+xml">
            <text:p text:style-name="P1">Public </text:p>
            <text:p text:style-name="P1">Monitor </text:p>
            <text:p text:style-name="P1">(2)</text:p>
            <text:p text:style-name="P1">CHAT Socket</text:p>
          </draw:image>
          <draw:image xlink:href="Pictures/10000201000000B50000010453567FCDEE24608D.png" xlink:type="simple" xlink:show="embed" xlink:actuate="onLoad" loext:mime-type="image/png"/>
        </draw:frame>
        <draw:frame draw:style-name="gr1" draw:text-style-name="P1" draw:layer="layout" svg:width="4.788cm" svg:height="6.88cm" svg:x="15.224cm" svg:y="12.303cm">
          <draw:image xlink:href="Pictures/1000042B000012B500001AE16302ED41922DA111.svg" xlink:type="simple" xlink:show="embed" xlink:actuate="onLoad" loext:mime-type="image/svg+xml">
            <text:p text:style-name="P1">Input command </text:p>
            <text:p text:style-name="P1">Exec wrapper </text:p>
            <text:p text:style-name="P1">(1)</text:p>
            <text:p text:style-name="P1"/>
            <text:p text:style-name="P1">Output to</text:p>
            <text:p text:style-name="P1">chat socket</text:p>
          </draw:image>
          <draw:image xlink:href="Pictures/10000201000000B500000104E33BFA1739809B94.png" xlink:type="simple" xlink:show="embed" xlink:actuate="onLoad" loext:mime-type="image/png"/>
        </draw:frame>
        <draw:frame draw:style-name="gr1" draw:text-style-name="P1" draw:layer="layout" svg:width="4.788cm" svg:height="6.88cm" svg:x="1.673cm" svg:y="12.43cm">
          <draw:image xlink:href="Pictures/10000456000012B500001AE14235FC57820A5F2D.svg" xlink:type="simple" xlink:show="embed" xlink:actuate="onLoad" loext:mime-type="image/svg+xml">
            <text:p text:style-name="P1">Monitors</text:p>
            <text:p text:style-name="P1">(n)</text:p>
            <text:p text:style-name="P1">Socket</text:p>
          </draw:image>
          <draw:image xlink:href="Pictures/10000201000000B50000010414F19739234784A7.png" xlink:type="simple" xlink:show="embed" xlink:actuate="onLoad" loext:mime-type="image/png"/>
        </draw:frame>
        <draw:line draw:style-name="gr2" draw:text-style-name="P2" draw:layer="layout" svg:x1="5.153cm" svg:y1="15.837cm" svg:x2="9.344cm" svg:y2="21.679cm">
          <text:p/>
        </draw:line>
        <draw:line draw:style-name="gr2" draw:text-style-name="P2" draw:layer="layout" svg:x1="12.011cm" svg:y1="19.901cm" svg:x2="14.551cm" svg:y2="16.218cm">
          <text:p/>
        </draw:line>
        <draw:line draw:style-name="gr2" draw:text-style-name="P2" draw:layer="layout" svg:x1="14.551cm" svg:y1="18.377cm" svg:x2="12.9cm" svg:y2="20.663cm">
          <text:p/>
        </draw:line>
        <draw:frame draw:style-name="gr1" draw:text-style-name="P1" draw:layer="layout" svg:width="5.652cm" svg:height="3.222cm" svg:x="7.985cm" svg:y="1.334cm">
          <draw:image xlink:href="Pictures/10000CB80000161500000C971DB788D65BADFA2C.svg" xlink:type="simple" xlink:show="embed" xlink:actuate="onLoad" loext:mime-type="image/svg+xml">
            <text:p text:style-name="P1">Monitor Bundle</text:p>
          </draw:image>
          <draw:image xlink:href="Pictures/10000201000000D60000007A50C1FA9F411E7E19.png" xlink:type="simple" xlink:show="embed" xlink:actuate="onLoad" loext:mime-type="image/png"/>
        </draw:frame>
        <draw:frame draw:style-name="gr3" draw:text-style-name="P1" draw:layer="layout" svg:width="19.587cm" svg:height="10.445cm" draw:transform="skewX (0.0218166156499291) rotate (-0.00401425727958784) translate (1.27cm 3.921cm)">
          <draw:image xlink:href="Pictures/10000201000005DC0000032026C07961F219C191.png" xlink:type="simple" xlink:show="embed" xlink:actuate="onLoad" loext:mime-type="image/png">
            <text:p/>
          </draw:image>
        </draw:frame>
        <draw:line draw:style-name="gr2" draw:text-style-name="P2" draw:layer="layout" svg:x1="17.383cm" svg:y1="15.732cm" svg:x2="14.081cm" svg:y2="9.3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1:36:37.225842232</meta:creation-date>
    <dc:date>2019-12-11T01:54:41.346464242</dc:date>
    <meta:editing-duration>PT18M1S</meta:editing-duration>
    <meta:editing-cycles>13</meta:editing-cycles>
    <meta:generator>LibreOffice/6.3.3.2.0$Linux_X86_64 LibreOffice_project/30$Build-2</meta:generator>
    <meta:document-statistic meta:object-count="9"/>
  </office:meta>
</office:document-meta>
</file>